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svg:stroke-width="0.042cm" draw:marker-start-width="0.263cm" draw:marker-end="Arrow" draw:marker-end-width="0.263cm" draw:textarea-horizontal-align="center" draw:textarea-vertical-align="middle" fo:padding-top="0.146cm" fo:padding-bottom="0.146cm" fo:padding-left="0.271cm" fo:padding-right="0.271cm"/>
    </style:style>
    <style:style style:name="gr5" style:family="graphic" style:parent-style-name="standard">
      <style:graphic-properties draw:fill="solid" draw:fill-color="#e6e6e6" draw:textarea-horizontal-align="left" draw:textarea-vertical-align="top" draw:auto-grow-height="false" fo:min-height="0cm" fo:min-width="0cm" fo:wrap-option="wrap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svg:stroke-width="0.042cm" svg:stroke-color="#000000" draw:marker-start-width="0.263cm" draw:marker-end="Arrow" draw:marker-end-width="0.363cm" draw:textarea-horizontal-align="center" draw:textarea-vertical-align="middle" fo:padding-top="0.146cm" fo:padding-bottom="0.146cm" fo:padding-left="0.271cm" fo:padding-right="0.271cm"/>
    </style:style>
    <style:style style:name="gr8" style:family="graphic" style:parent-style-name="standard">
      <style:graphic-properties draw:stroke="dash" draw:stroke-dash="Ultrafine_20_Dashed" svg:stroke-width="0.085cm" svg:stroke-color="#808080" draw:marker-start-width="0.327cm" draw:marker-end="Arrow" draw:marker-end-width="0.427cm" draw:textarea-horizontal-align="center" draw:textarea-vertical-align="middle" fo:padding-top="0.167cm" fo:padding-bottom="0.167cm" fo:padding-left="0.292cm" fo:padding-right="0.292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textarea-horizontal-align="left" draw:textarea-vertical-align="top" draw:auto-grow-height="false"/>
    </style:style>
    <style:style style:name="gr11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12" style:family="graphic" style:parent-style-name="standard">
      <style:graphic-properties draw:textarea-horizontal-align="center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Ultrafine_20_Dashed" svg:stroke-width="0.085cm" svg:stroke-color="#808080" draw:marker-start-width="0.327cm" draw:marker-end="Arrow" draw:marker-end-width="0.427cm" draw:textarea-horizontal-align="center" draw:textarea-vertical-align="middle" fo:padding-top="0.167cm" fo:padding-bottom="0.167cm" fo:padding-left="0.292cm" fo:padding-right="0.292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1.771cm"/>
    </style:style>
    <style:style style:name="gr18" style:family="graphic" style:parent-style-name="standard">
      <style:graphic-properties draw:textarea-horizontal-align="left" draw:textarea-vertical-align="top" draw:auto-grow-height="false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line-height="100%" fo:text-align="start">
        <style:tab-stops/>
      </style:paragraph-properties>
    </style:style>
    <style:style style:name="P5" style:family="paragraph">
      <style:paragraph-properties fo:line-height="100%" fo:text-align="start">
        <style:tab-stops/>
      </style:paragraph-properties>
      <style:text-properties fo:font-size="10pt" style:font-size-asian="10pt" style:font-size-complex="10pt"/>
    </style:style>
    <style:style style:name="P6" style:family="paragraph">
      <style:paragraph-properties fo:line-height="100%" fo:text-align="start"/>
    </style:style>
    <style:style style:name="P7" style:family="paragraph">
      <style:paragraph-properties fo:text-align="start">
        <style:tab-stops/>
      </style:paragraph-properties>
    </style:style>
    <style:style style:name="P8" style:family="paragraph"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9" style:family="paragraph">
      <style:paragraph-properties fo:text-align="start">
        <style:tab-stops/>
      </style:paragraph-properties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10.795cm" svg:x="1.022cm" svg:y="9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1.996cm" svg:y="18.307cm">
          <text:p text:style-name="P1"><text:span text:style-name="T1">cdap-sit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5.08cm" svg:height="1.52cm" svg:x="1.022cm" svg:y="9.722cm">
          <draw:text-box>
            <text:p>YARN</text:p>
          </draw:text-box>
        </draw:frame>
        <draw:custom-shape draw:style-name="gr2" draw:text-style-name="P3" draw:id="id5" draw:layer="layout" svg:width="2.54cm" svg:height="1.905cm" svg:x="1.657cm" svg:y="10.992cm">
          <text:p text:style-name="P1"><text:span text:style-name="T2">Program 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197cm" svg:y1="15.119cm" svg:x2="5.466cm" svg:y2="15.755cm" draw:start-shape="id1" draw:end-shape="id2" draw:end-glue-point="4" svg:d="m4197 15119h1269v636">
          <text:p/>
        </draw:connector>
        <draw:connector draw:style-name="gr4" draw:text-style-name="P1" draw:layer="layout" svg:x1="4.197cm" svg:y1="17.976cm" svg:x2="5.466cm" svg:y2="18.612cm" draw:start-shape="id3" draw:end-shape="id4" draw:end-glue-point="4" svg:d="m4197 17976h1269v636">
          <text:p/>
        </draw:connector>
        <draw:custom-shape draw:style-name="gr2" draw:text-style-name="P2" draw:layer="layout" svg:width="4.445cm" svg:height="1.905cm" svg:x="7.107cm" svg:y="18.393cm">
          <text:p text:style-name="P1"><text:span text:style-name="T1">logback-container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5.08cm" svg:height="1.52cm" svg:x="7.99cm" svg:y="5.37cm">
          <draw:text-box>
            <text:p>Kafka</text:p>
          </draw:text-box>
        </draw:frame>
        <draw:custom-shape draw:style-name="gr1" draw:text-style-name="P1" draw:layer="layout" svg:width="4.445cm" svg:height="10.795cm" svg:x="7.99cm" svg:y="5.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1.905cm" svg:x="7.36cm" svg:y="21.127cm">
          <text:p text:style-name="P4"><text:span text:style-name="T1">Controls how a program container emits logs</text:span></text:p>
          <draw:enhanced-geometry svg:viewBox="0 0 21600 21600" draw:glue-points="10800 0 0 10800 10800 21600 21600 10800 ?f40 ?f41" draw:text-areas="0 0 21600 21600" draw:type="rectangular-callout" draw:modifiers="2250.11807924429 -12352.57082896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3.81cm" svg:height="0.885cm" svg:x="7.99cm" svg:y="6.39cm">
          <draw:text-box>
            <text:p text:style-name="P6"><text:span text:style-name="T1">Log topic</text:span></text:p>
          </draw:text-box>
        </draw:frame>
        <draw:line draw:style-name="gr7" draw:text-style-name="P1" draw:layer="layout" svg:x1="4.213cm" svg:y1="11.953cm" svg:x2="8.563cm" svg:y2="10.584cm">
          <text:p/>
        </draw:line>
        <draw:line draw:style-name="gr7" draw:text-style-name="P1" draw:layer="layout" svg:x1="4.213cm" svg:y1="15.128cm" svg:x2="8.611cm" svg:y2="10.776cm">
          <text:p/>
        </draw:line>
        <draw:line draw:style-name="gr7" draw:text-style-name="P1" draw:layer="layout" svg:x1="4.172cm" svg:y1="17.957cm" svg:x2="8.62cm" svg:y2="12.99cm">
          <text:p/>
        </draw:line>
        <draw:custom-shape draw:style-name="gr2" draw:text-style-name="P3" draw:id="id6" draw:layer="layout" svg:width="1.27cm" svg:height="1.27cm" svg:x="4.832cm" svg:y="12.897cm">
          <text:p text:style-name="P1"><text:span text:style-name="T2">Lo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1" draw:layer="layout" svg:x1="7.409cm" svg:y1="18.416cm" svg:x2="6.897cm" svg:y2="14.88cm">
          <text:p/>
        </draw:line>
        <draw:custom-shape draw:style-name="gr2" draw:text-style-name="P1" draw:id="id4" draw:layer="layout" svg:width="1.27cm" svg:height="1.27cm" svg:x="4.832cm" svg:y="18.612cm">
          <text:p text:style-name="P1"><text:span text:style-name="T2">Lo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id="id1" draw:layer="layout" svg:width="2.54cm" svg:height="1.905cm" svg:x="1.657cm" svg:y="14.167cm">
          <text:p text:style-name="P1"><text:span text:style-name="T2">Program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2.54cm" svg:height="1.905cm" svg:x="1.657cm" svg:y="17.024cm">
          <text:p text:style-name="P1"><text:span text:style-name="T2">Program 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197cm" svg:y1="11.944cm" svg:x2="5.466cm" svg:y2="12.897cm" draw:start-shape="id5" draw:start-glue-point="1" draw:end-shape="id6" draw:end-glue-point="4" svg:d="m4197 11944h1269v953">
          <text:p/>
        </draw:connector>
        <draw:frame draw:style-name="gr9" draw:layer="layout" svg:width="5.715cm" svg:height="1.27cm" svg:x="13.232cm" svg:y="5.39cm">
          <draw:text-box>
            <text:p>Log Saver Service</text:p>
          </draw:text-box>
        </draw:frame>
        <draw:custom-shape draw:style-name="gr1" draw:text-style-name="P1" draw:layer="layout" svg:width="6.35cm" svg:height="12.465cm" svg:x="13.065cm" svg:y="5.37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81cm" svg:height="0.885cm" svg:x="13.7cm" svg:y="6.39cm">
          <draw:text-box>
            <text:p text:style-name="P6"><text:span text:style-name="T1">Runs in YARN</text:span></text:p>
          </draw:text-box>
        </draw:frame>
        <draw:custom-shape draw:style-name="gr10" draw:text-style-name="P8" draw:layer="layout" svg:width="5.08cm" svg:height="4.771cm" svg:x="13.7cm" svg:y="7.275cm">
          <text:p text:style-name="P7"><text:span text:style-name="T2">Instance 1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9" draw:layer="layout" svg:width="4.423cm" svg:height="2.063cm" svg:x="14.155cm" svg:y="7.887cm">
            <text:p text:style-name="P7"><text:span text:style-name="T1">CDAP Log Pipelin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4.479cm" svg:y="8.88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6.691cm" svg:y="8.396cm">
            <text:p text:style-name="P7"><text:span text:style-name="T1">Avro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3cm" svg:x="16.691cm" svg:y="9.364cm">
            <text:p text:style-name="P7"><text:span text:style-name="T1">Metrics</text:span></text:p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5.576cm" svg:y1="9.128cm" svg:x2="16.684cm" svg:y2="8.603cm">
            <text:p/>
          </draw:line>
          <draw:line draw:style-name="gr13" draw:text-style-name="P1" draw:layer="layout" svg:x1="15.577cm" svg:y1="9.128cm" svg:x2="16.711cm" svg:y2="9.583cm">
            <text:p/>
          </draw:line>
        </draw:g>
        <draw:g>
          <draw:custom-shape draw:style-name="gr11" draw:text-style-name="P9" draw:layer="layout" svg:width="4.423cm" svg:height="1.432cm" svg:x="14.088cm" svg:y="10.362cm">
            <text:p text:style-name="P7"><text:span text:style-name="T1">Custom Log Pipelin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4.4cm" svg:y="11.101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6.624cm" svg:y="11.101cm">
            <text:p text:style-name="P7"><text:span text:style-name="T1">Files</text:span></text:p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5.543cm" svg:y1="11.307cm" svg:x2="16.617cm" svg:y2="11.3cm">
            <text:p/>
          </draw:line>
        </draw:g>
        <draw:custom-shape draw:style-name="gr10" draw:text-style-name="P8" draw:layer="layout" svg:width="5.08cm" svg:height="4.771cm" svg:x="13.677cm" svg:y="12.408cm">
          <text:p text:style-name="P7"><text:span text:style-name="T2">Instance 2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9" draw:layer="layout" svg:width="4.423cm" svg:height="2.063cm" svg:x="14.132cm" svg:y="13.02cm">
            <text:p text:style-name="P7"><text:span text:style-name="T1">CDAP Log Pipelin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4.456cm" svg:y="14.013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6.668cm" svg:y="13.529cm">
            <text:p text:style-name="P7"><text:span text:style-name="T1">Avro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3cm" svg:x="16.668cm" svg:y="14.497cm">
            <text:p text:style-name="P7"><text:span text:style-name="T1">Metrics</text:span></text:p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5.553cm" svg:y1="14.261cm" svg:x2="16.661cm" svg:y2="13.736cm">
            <text:p/>
          </draw:line>
          <draw:line draw:style-name="gr13" draw:text-style-name="P1" draw:layer="layout" svg:x1="15.554cm" svg:y1="14.261cm" svg:x2="16.688cm" svg:y2="14.716cm">
            <text:p/>
          </draw:line>
        </draw:g>
        <draw:g>
          <draw:custom-shape draw:style-name="gr11" draw:text-style-name="P9" draw:layer="layout" svg:width="4.423cm" svg:height="1.432cm" svg:x="14.065cm" svg:y="15.495cm">
            <text:p text:style-name="P7"><text:span text:style-name="T1">Custom Log Pipelin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4.377cm" svg:y="16.234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6.601cm" svg:y="16.234cm">
            <text:p text:style-name="P7"><text:span text:style-name="T1">Files</text:span></text:p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5.52cm" svg:y1="16.44cm" svg:x2="16.594cm" svg:y2="16.433cm">
            <text:p/>
          </draw:line>
        </draw:g>
        <draw:line draw:style-name="gr14" draw:text-style-name="P1" draw:layer="layout" svg:x1="12.659cm" svg:y1="18.242cm" svg:x2="14.593cm" svg:y2="14.395cm">
          <text:p/>
        </draw:line>
        <draw:line draw:style-name="gr14" draw:text-style-name="P1" draw:layer="layout" svg:x1="12.639cm" svg:y1="18.222cm" svg:x2="13.982cm" svg:y2="12.889cm">
          <text:p/>
        </draw:line>
        <draw:line draw:style-name="gr7" draw:text-style-name="P1" draw:layer="layout" svg:x1="11.743cm" svg:y1="8.269cm" svg:x2="14.41cm" svg:y2="9.043cm">
          <text:p/>
        </draw:line>
        <draw:line draw:style-name="gr7" draw:text-style-name="P1" draw:layer="layout" svg:x1="11.764cm" svg:y1="8.371cm" svg:x2="14.41cm" svg:y2="11.302cm">
          <text:p/>
        </draw:line>
        <draw:line draw:style-name="gr7" draw:text-style-name="P1" draw:layer="layout" svg:x1="11.703cm" svg:y1="13.317cm" svg:x2="14.41cm" svg:y2="14.253cm">
          <text:p/>
        </draw:line>
        <draw:line draw:style-name="gr7" draw:text-style-name="P1" draw:layer="layout" svg:x1="11.704cm" svg:y1="13.317cm" svg:x2="14.288cm" svg:y2="16.492cm">
          <text:p/>
        </draw:line>
        <draw:custom-shape draw:style-name="gr2" draw:text-style-name="P3" draw:layer="layout" svg:width="3.175cm" svg:height="1.905cm" svg:x="8.625cm" svg:y="12.355cm">
          <text:p text:style-name="P1"><text:span text:style-name="T2">Partition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905cm" svg:x="8.625cm" svg:y="9.873cm">
          <text:p text:style-name="P1"><text:span text:style-name="T2">Partition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09cm" svg:height="4.539cm" svg:x="21.574cm" svg:y="6.41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2" draw:layer="layout" svg:width="0.745cm" svg:height="0.851cm" svg:x="22.663cm" svg:y="8.37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6" draw:text-style-name="P2" draw:layer="layout" svg:width="0.745cm" svg:height="0.851cm" svg:x="22.522cm" svg:y="8.175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6" draw:text-style-name="P2" draw:layer="layout" svg:width="0.745cm" svg:height="0.851cm" svg:x="22.377cm" svg:y="7.96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6" draw:text-style-name="P2" draw:layer="layout" svg:width="0.745cm" svg:height="0.851cm" svg:x="24.413cm" svg:y="9.70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6" draw:text-style-name="P2" draw:layer="layout" svg:width="0.745cm" svg:height="0.851cm" svg:x="24.272cm" svg:y="9.49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6" draw:text-style-name="P2" draw:layer="layout" svg:width="0.745cm" svg:height="0.851cm" svg:x="24.127cm" svg:y="9.293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line draw:style-name="gr7" draw:text-style-name="P1" draw:layer="layout" svg:x1="17.708cm" svg:y1="8.615cm" svg:x2="22.306cm" svg:y2="8.493cm">
          <text:p/>
        </draw:line>
        <draw:frame draw:style-name="gr17" draw:layer="layout" svg:width="4.356cm" svg:height="2.021cm" svg:x="21.41cm" svg:y="5.338cm">
          <draw:text-box>
            <text:p>HDFS</text:p>
          </draw:text-box>
        </draw:frame>
        <draw:line draw:style-name="gr7" draw:text-style-name="P1" draw:layer="layout" svg:x1="17.87cm" svg:y1="13.764cm" svg:x2="22.266cm" svg:y2="8.798cm">
          <text:p/>
        </draw:line>
        <draw:line draw:style-name="gr7" draw:text-style-name="P1" draw:layer="layout" svg:x1="17.809cm" svg:y1="11.343cm" svg:x2="23.935cm" svg:y2="9.877cm">
          <text:p/>
        </draw:line>
        <draw:line draw:style-name="gr7" draw:text-style-name="P1" draw:layer="layout" svg:x1="17.829cm" svg:y1="16.532cm" svg:x2="24.016cm" svg:y2="10.162cm">
          <text:p/>
        </draw:line>
        <draw:custom-shape draw:style-name="gr2" draw:text-style-name="P3" draw:layer="layout" svg:width="4.013cm" svg:height="1.905cm" svg:x="21.652cm" svg:y="13.232cm">
          <text:p text:style-name="P1"><text:span text:style-name="T2">Metrics Service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7.849cm" svg:y1="9.592cm" svg:x2="21.533cm" svg:y2="14.09cm">
          <text:p/>
        </draw:line>
        <draw:line draw:style-name="gr7" draw:text-style-name="P1" draw:layer="layout" svg:x1="17.849cm" svg:y1="14.741cm" svg:x2="21.553cm" svg:y2="14.314cm">
          <text:p/>
        </draw:line>
        <draw:custom-shape draw:style-name="gr2" draw:text-style-name="P2" draw:layer="layout" svg:width="4.445cm" svg:height="1.905cm" svg:x="19.65cm" svg:y="18.307cm">
          <text:p text:style-name="P1"><text:span text:style-name="T1">custom-pipelin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4" draw:text-style-name="P1" draw:layer="layout" svg:x1="21.859cm" svg:y1="18.242cm" svg:x2="17.727cm" svg:y2="16.655cm">
          <text:p/>
        </draw:line>
        <draw:line draw:style-name="gr14" draw:text-style-name="P1" draw:layer="layout" svg:x1="12.659cm" svg:y1="18.243cm" svg:x2="16.832cm" svg:y2="13.866cm">
          <text:p/>
        </draw:line>
        <draw:custom-shape draw:style-name="gr2" draw:text-style-name="P2" draw:layer="layout" svg:width="4.445cm" svg:height="1.905cm" svg:x="4.426cm" svg:y="1.572cm">
          <text:p text:style-name="P1"><text:span text:style-name="T1">logback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5" draw:layer="layout" svg:width="4.658cm" svg:height="1.905cm" svg:x="10.29cm" svg:y="1.75cm">
          <text:p text:style-name="P4"><text:span text:style-name="T1">Controls how the CDAP Master and other system services running on an edge node emit logs</text:span></text:p>
          <draw:enhanced-geometry svg:viewBox="0 0 21600 21600" draw:glue-points="10800 0 0 10800 10800 21600 21600 10800 ?f40 ?f41" draw:text-areas="0 0 21600 21600" draw:type="rectangular-callout" draw:modifiers="-7413.26464906632 6028.96117523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3.81cm" svg:height="2.157cm" svg:x="13.239cm" svg:y="20.887cm">
          <text:p text:style-name="P6"><text:span text:style-name="T1">Controls reading, buffering, memory, and the CDAP Log Pipeline</text:span></text:p>
          <draw:enhanced-geometry svg:viewBox="0 0 21600 21600" draw:glue-points="10800 0 0 10800 10800 21600 21600 10800 ?f40 ?f41" draw:text-areas="0 0 21600 21600" draw:type="rectangular-callout" draw:modifiers="1672.00209918657 -9348.6561631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5.335cm" svg:height="2.128cm" svg:x="20.332cm" svg:y="20.916cm">
          <text:p text:style-name="P6"><text:span text:style-name="T1">Controls appenders in a custom pipeline, and can overide buffering, memory, etc.</text:span></text:p>
          <draw:enhanced-geometry svg:viewBox="0 0 21600 21600" draw:glue-points="10800 0 0 10800 10800 21600 21600 10800 ?f40 ?f41" draw:text-areas="0 0 21600 21600" draw:type="rectangular-callout" draw:modifiers="165.967016491754 -8948.426491310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5.715cm" svg:height="5.268cm" svg:x="1cm" svg:y="4.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1.52cm" svg:x="1cm" svg:y="4.1cm">
          <draw:text-box>
            <text:p>CDAP Master</text:p>
          </draw:text-box>
        </draw:frame>
        <draw:custom-shape draw:style-name="gr18" draw:text-style-name="P3" draw:layer="layout" svg:width="2.54cm" svg:height="1.905cm" svg:x="1.312cm" svg:y="5.254cm">
          <text:p text:style-name="P1"><text:span text:style-name="T2">CDAP Master Service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887cm" svg:y1="6.214cm" svg:x2="8.539cm" svg:y2="8.251cm">
          <text:p/>
        </draw:line>
        <draw:line draw:style-name="gr14" draw:text-style-name="P1" draw:layer="layout" svg:x1="6.493cm" svg:y1="3.527cm" svg:x2="4.824cm" svg:y2="6.132cm">
          <text:p/>
        </draw:line>
        <draw:custom-shape draw:style-name="gr2" draw:text-style-name="P3" draw:layer="layout" svg:width="3.175cm" svg:height="1.905cm" svg:x="8.626cm" svg:y="7.276cm">
          <text:p text:style-name="P1"><text:span text:style-name="T2">Partition 0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1.858cm" svg:y1="10.969cm" svg:x2="14.41cm" svg:y2="11.303cm">
          <text:p/>
        </draw:line>
        <draw:line draw:style-name="gr7" draw:text-style-name="P1" draw:layer="layout" svg:x1="11.906cm" svg:y1="10.92cm" svg:x2="14.411cm" svg:y2="9.043cm">
          <text:p/>
        </draw:line>
        <draw:custom-shape draw:style-name="gr2" draw:text-style-name="P1" draw:id="id2" draw:layer="layout" svg:width="1.27cm" svg:height="1.27cm" svg:x="4.832cm" svg:y="15.755cm">
          <text:p text:style-name="P1"><text:span text:style-name="T2">Lo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1" draw:layer="layout" svg:x1="7.44cm" svg:y1="18.249cm" svg:x2="7.621cm" svg:y2="10.945cm">
          <text:p/>
        </draw:line>
        <draw:line draw:style-name="gr8" draw:text-style-name="P1" draw:layer="layout" svg:x1="7.44cm" svg:y1="18.25cm" svg:x2="7.146cm" svg:y2="12.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186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7-03-09T11:39:43</meta:creation-date>
    <dc:date>2017-03-15T14:02:12</dc:date>
    <meta:editing-duration>PT01H16M24S</meta:editing-duration>
    <meta:editing-cycles>10</meta:editing-cycles>
    <meta:generator>NeoOffice/3.2015.12_Classic_Edition$Unix OpenOffice.org_project/Patch 0</meta:generator>
    <meta:document-statistic meta:object-count="92"/>
  </office:meta>
</office:document-meta>
</file>